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paragraph-rsid="0004ca87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paragraph-rsid="0004f3c2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paragraph-rsid="00059b17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paragraph-rsid="0006afee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paragraph-rsid="00070088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paragraph-rsid="0008d65f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paragraph-rsid="0008eca3" style:language-asian="zxx" style:country-asian="none" style:language-complex="zxx" style:country-complex="none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11" style:family="paragraph" style:parent-style-name="Standard">
      <style:text-properties fo:font-size="12pt" fo:language="zxx" fo:country="none" fo:font-weight="bold" style:font-size-asian="12pt" style:language-asian="zxx" style:country-asian="none" style:font-weight-asian="bold" style:font-size-complex="12pt" style:language-complex="zxx" style:country-complex="none"/>
    </style:style>
    <style:style style:name="P12" style:family="paragraph" style:parent-style-name="Standard">
      <style:text-properties fo:font-size="12pt" fo:language="zxx" fo:country="none" fo:font-weight="bold" officeooo:paragraph-rsid="0010512b" style:font-size-asian="12pt" style:language-asian="zxx" style:country-asian="none" style:font-weight-asian="bold" style:font-size-complex="12pt" style:language-complex="zxx" style:country-complex="none"/>
    </style:style>
    <style:style style:name="P13" style:family="paragraph" style:parent-style-name="Standard"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4" style:family="paragraph" style:parent-style-name="Standard">
      <style:text-properties fo:font-size="12pt" fo:language="zxx" fo:country="none" officeooo:paragraph-rsid="0004ca87" style:font-size-asian="12pt" style:language-asian="zxx" style:country-asian="none" style:font-size-complex="12pt" style:language-complex="zxx" style:country-complex="none"/>
    </style:style>
    <style:style style:name="P15" style:family="paragraph" style:parent-style-name="Standard">
      <style:text-properties fo:font-size="12pt" fo:language="zxx" fo:country="none" officeooo:paragraph-rsid="00059b17" style:font-size-asian="12pt" style:language-asian="zxx" style:country-asian="none" style:font-size-complex="12pt" style:language-complex="zxx" style:country-complex="none"/>
    </style:style>
    <style:style style:name="P16" style:family="paragraph" style:parent-style-name="Standard">
      <style:text-properties fo:font-size="12pt" fo:language="zxx" fo:country="none" officeooo:paragraph-rsid="0008d65f" style:font-size-asian="12pt" style:language-asian="zxx" style:country-asian="none" style:font-size-complex="12pt" style:language-complex="zxx" style:country-complex="none"/>
    </style:style>
    <style:style style:name="P17" style:family="paragraph" style:parent-style-name="Standard">
      <style:text-properties fo:font-size="12pt" fo:language="zxx" fo:country="none" officeooo:paragraph-rsid="0010512b" style:font-size-asian="12pt" style:language-asian="zxx" style:country-asian="none" style:font-size-complex="12pt" style:language-complex="zxx" style:country-complex="none"/>
    </style:style>
    <style:style style:name="P18" style:family="paragraph" style:parent-style-name="Standard">
      <style:text-properties fo:font-size="12pt" fo:language="zxx" fo:country="none" officeooo:paragraph-rsid="00148f2b" style:font-size-asian="12pt" style:language-asian="zxx" style:country-asian="none" style:font-size-complex="12pt" style:language-complex="zxx" style:country-complex="none"/>
    </style:style>
    <style:style style:name="P19" style:family="paragraph" style:parent-style-name="Standard">
      <style:text-properties fo:font-size="12pt" fo:language="zxx" fo:country="none" officeooo:paragraph-rsid="0017a196" style:font-size-asian="12pt" style:language-asian="zxx" style:country-asian="none" style:font-size-complex="12pt" style:language-complex="zxx" style:country-complex="none"/>
    </style:style>
    <style:style style:name="P20" style:family="paragraph" style:parent-style-name="Standard">
      <style:text-properties fo:language="zxx" fo:country="none" officeooo:paragraph-rsid="0004f3c2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paragraph-rsid="000cb070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officeooo:paragraph-rsid="000da571" style:language-asian="zxx" style:country-asian="none" style:language-complex="zxx" style:country-complex="none"/>
    </style:style>
    <style:style style:name="P23" style:family="paragraph" style:parent-style-name="Standard">
      <style:text-properties fo:language="zxx" fo:country="none" officeooo:paragraph-rsid="0010512b" style:language-asian="zxx" style:country-asian="none" style:language-complex="zxx" style:country-complex="none"/>
    </style:style>
    <style:style style:name="P24" style:family="paragraph" style:parent-style-name="Standard">
      <style:text-properties fo:language="zxx" fo:country="none" officeooo:paragraph-rsid="00129720" style:language-asian="zxx" style:country-asian="none" style:language-complex="zxx" style:country-complex="none"/>
    </style:style>
    <style:style style:name="P25" style:family="paragraph" style:parent-style-name="Standard">
      <style:text-properties fo:language="zxx" fo:country="none" officeooo:paragraph-rsid="00148f2b" style:language-asian="zxx" style:country-asian="none" style:language-complex="zxx" style:country-complex="none"/>
    </style:style>
    <style:style style:name="P26" style:family="paragraph" style:parent-style-name="Standard">
      <style:text-properties fo:language="zxx" fo:country="none" officeooo:paragraph-rsid="0017a196" style:language-asian="zxx" style:country-asian="none" style:language-complex="zxx" style:country-complex="non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059b17" style:font-size-asian="12pt" style:font-weight-asian="bold" style:font-size-complex="12pt"/>
    </style:style>
    <style:style style:name="T3" style:family="text">
      <style:text-properties fo:font-size="12pt" fo:font-weight="bold" officeooo:rsid="0008eca3" style:font-size-asian="12pt" style:font-weight-asian="bold" style:font-size-complex="12pt"/>
    </style:style>
    <style:style style:name="T4" style:family="text">
      <style:text-properties fo:font-size="12pt" fo:font-weight="bold" officeooo:rsid="00148f2b" style:font-size-asian="12pt" style:font-weight-asian="bold" style:font-size-complex="12pt"/>
    </style:style>
    <style:style style:name="T5" style:family="text">
      <style:text-properties fo:font-size="12pt" fo:font-weight="bold" officeooo:rsid="0017a196" style:font-size-asian="12pt" style:font-weight-asian="bold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04ca87" style:font-size-asian="12pt" style:font-size-complex="12pt"/>
    </style:style>
    <style:style style:name="T8" style:family="text">
      <style:text-properties fo:font-size="12pt" officeooo:rsid="0004f3c2" style:font-size-asian="12pt" style:font-size-complex="12pt"/>
    </style:style>
    <style:style style:name="T9" style:family="text">
      <style:text-properties fo:font-size="12pt" officeooo:rsid="00059b17" style:font-size-asian="12pt" style:font-size-complex="12pt"/>
    </style:style>
    <style:style style:name="T10" style:family="text">
      <style:text-properties fo:font-size="12pt" officeooo:rsid="00070088" style:font-size-asian="12pt" style:font-size-complex="12pt"/>
    </style:style>
    <style:style style:name="T11" style:family="text">
      <style:text-properties fo:font-size="12pt" officeooo:rsid="0007ee29" style:font-size-asian="12pt" style:font-size-complex="12pt"/>
    </style:style>
    <style:style style:name="T12" style:family="text">
      <style:text-properties fo:font-size="12pt" officeooo:rsid="0008d65f" style:font-size-asian="12pt" style:font-size-complex="12pt"/>
    </style:style>
    <style:style style:name="T13" style:family="text">
      <style:text-properties fo:font-size="12pt" officeooo:rsid="0008eca3" style:font-size-asian="12pt" style:font-size-complex="12pt"/>
    </style:style>
    <style:style style:name="T14" style:family="text">
      <style:text-properties fo:font-size="12pt" officeooo:rsid="000cb070" style:font-size-asian="12pt" style:font-size-complex="12pt"/>
    </style:style>
    <style:style style:name="T15" style:family="text">
      <style:text-properties fo:font-size="12pt" officeooo:rsid="000da571" style:font-size-asian="12pt" style:font-size-complex="12pt"/>
    </style:style>
    <style:style style:name="T16" style:family="text">
      <style:text-properties fo:font-size="12pt" officeooo:rsid="000f22db" style:font-size-asian="12pt" style:font-size-complex="12pt"/>
    </style:style>
    <style:style style:name="T17" style:family="text">
      <style:text-properties fo:font-size="12pt" officeooo:rsid="0010512b" style:font-size-asian="12pt" style:font-size-complex="12pt"/>
    </style:style>
    <style:style style:name="T18" style:family="text">
      <style:text-properties fo:font-size="12pt" officeooo:rsid="0010897c" style:font-size-asian="12pt" style:font-size-complex="12pt"/>
    </style:style>
    <style:style style:name="T19" style:family="text">
      <style:text-properties fo:font-size="12pt" officeooo:rsid="00122b35" style:font-size-asian="12pt" style:font-size-complex="12pt"/>
    </style:style>
    <style:style style:name="T20" style:family="text">
      <style:text-properties fo:font-size="12pt" officeooo:rsid="00148f2b" style:font-size-asian="12pt" style:font-size-complex="12pt"/>
    </style:style>
    <style:style style:name="T21" style:family="text">
      <style:text-properties fo:font-size="12pt" officeooo:rsid="00163447" style:font-size-asian="12pt" style:font-size-complex="12pt"/>
    </style:style>
    <style:style style:name="T22" style:family="text">
      <style:text-properties fo:font-size="12pt" officeooo:rsid="0017a196" style:font-size-asian="12pt" style:font-size-complex="12pt"/>
    </style:style>
    <style:style style:name="T23" style:family="text">
      <style:text-properties fo:font-size="12pt" officeooo:rsid="0017b3e1" style:font-size-asian="12pt" style:font-size-complex="12pt"/>
    </style:style>
    <style:style style:name="T24" style:family="text">
      <style:text-properties officeooo:rsid="000eeb80"/>
    </style:style>
    <style:style style:name="T25" style:family="text">
      <style:text-properties officeooo:rsid="00101035"/>
    </style:style>
    <style:style style:name="T26" style:family="text">
      <style:text-properties officeooo:rsid="0010512b"/>
    </style:style>
    <style:style style:name="T27" style:family="text">
      <style:text-properties officeooo:rsid="0010967d"/>
    </style:style>
    <style:style style:name="T28" style:family="text">
      <style:text-properties officeooo:rsid="00122b35"/>
    </style:style>
    <style:style style:name="T29" style:family="text">
      <style:text-properties officeooo:rsid="00148f2b"/>
    </style:style>
    <style:style style:name="T30" style:family="text">
      <style:text-properties officeooo:rsid="00197835"/>
    </style:style>
    <style:style style:name="T31" style:family="text">
      <style:text-properties officeooo:rsid="001b36ad"/>
    </style:style>
    <style:style style:name="T32" style:family="text">
      <style:text-properties officeooo:rsid="001b9fb7"/>
    </style:style>
    <style:style style:name="T33" style:family="text">
      <style:text-properties officeooo:rsid="001cb0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escription des services</text:p>
      <text:p text:style-name="P11">Nom du web service : createUser</text:p>
      <text:p text:style-name="P2"><text:span text:style-name="T6">URL du web service: /user/creat</text:span><text:span text:style-name="T11">eUser</text:span></text:p>
      <text:p text:style-name="P2"><text:span text:style-name="T6">Description du service : crée</text:span><text:span text:style-name="T11">r</text:span><text:span text:style-name="T6"> un utilisateur</text:span></text:p>
      <text:p text:style-name="P2"><text:span text:style-name="T6">Paramètre en entré : nom,prenom,</text:span><text:span text:style-name="T11">login,password,mail</text:span></text:p>
      <text:p text:style-name="P1">Format en sortie : JSON -&gt; Ok (put) || Erreur</text:p>
      <text:p text:style-name="P14">Exemple de sortie : {}</text:p>
      <text:p text:style-name="P3"><text:span text:style-name="T6">{code:</text:span><text:span text:style-name="T7">101</text:span><text:span text:style-name="T6">, message </text:span><text:span text:style-name="T7">Error Argument</text:span><text:span text:style-name="T6">}</text:span></text:p>
      <text:p text:style-name="P3"><text:span text:style-name="T6">{</text:span><text:span text:style-name="T7">co</text:span><text:span text:style-name="T6">de:</text:span><text:span text:style-name="T7">102</text:span><text:span text:style-name="T6">, message </text:span><text:span text:style-name="T7">User already exist</text:span><text:span text:style-name="T6">} </text:span></text:p>
      <text:p text:style-name="P3"><text:span text:style-name="T6">{code:</text:span><text:span text:style-name="T7">103</text:span><text:span text:style-name="T6">, message </text:span><text:span text:style-name="T7">Failed creating user</text:span><text:span text:style-name="T6">} </text:span></text:p>
      <text:p text:style-name="P21"><text:span text:style-name="T6">{code:</text:span><text:span text:style-name="T14">1</text:span><text:span text:style-name="T11">10</text:span><text:span text:style-name="T6">,message </text:span><text:span text:style-name="T8">SQL ERROR</text:span><text:span text:style-name="T6">}</text:span></text:p>
      <text:p text:style-name="P21"><text:span text:style-name="T6">{code:</text:span><text:span text:style-name="T14">1</text:span><text:span text:style-name="T11">20</text:span><text:span text:style-name="T6">,message </text:span><text:span text:style-name="T8">Class not found</text:span><text:span text:style-name="T6">}</text:span></text:p>
      <text:p text:style-name="P1">Erreurs possibles : user déjà existant</text:p>
      <text:p text:style-name="P1">Avancement du service : /</text:p>
      <text:p text:style-name="P2"><text:span text:style-name="T6">Classes Java en rapport avec le service : </text:span><text:span text:style-name="T11">inserUser</text:span></text:p>
      <text:p text:style-name="P2"><text:span text:style-name="T6">Information additionnelles : CREER USER DANS </text:span><text:span text:style-name="T11">LA </text:span><text:span text:style-name="T6">BASE DE DONNEES </text:span><text:span text:style-name="T11">SQL (USER)</text:span></text:p>
      <text:p text:style-name="P1"/>
      <text:p text:style-name="P11">Nom du web service : Login</text:p>
      <text:p text:style-name="P2"><text:span text:style-name="T6">URL du web service: /Auth/</text:span><text:span text:style-name="T11">connexion</text:span></text:p>
      <text:p text:style-name="P2"><text:span text:style-name="T6">Description du service: Permet a un utilisateur existant de </text:span><text:span text:style-name="T11">s</text:span><text:span text:style-name="T6">e connecter</text:span></text:p>
      <text:p text:style-name="P1">Paramètre en entré: login+ password</text:p>
      <text:p text:style-name="P1">Format en sortie: JSON -&gt; cle (put) || Erreur</text:p>
      <text:p text:style-name="P4"><text:span text:style-name="T6">Exemple de sortie: {</text:span><text:span text:style-name="T11">login:xxx , </text:span><text:span text:style-name="T6">key :xxx}</text:span></text:p>
      <text:p text:style-name="P4"><text:span text:style-name="T6">{code:</text:span><text:span text:style-name="T8">201</text:span><text:span text:style-name="T6">, message </text:span><text:span text:style-name="T8">User not found</text:span><text:span text:style-name="T6">}</text:span></text:p>
      <text:p text:style-name="P4"><text:span text:style-name="T6">{code:</text:span><text:span text:style-name="T8">202</text:span><text:span text:style-name="T6">, message </text:span><text:span text:style-name="T8">Error Password</text:span><text:span text:style-name="T6">}</text:span></text:p>
      <text:p text:style-name="P4"><text:span text:style-name="T6">{code:</text:span><text:span text:style-name="T8">203</text:span><text:span text:style-name="T6">,message </text:span><text:span text:style-name="T8">Already connected</text:span><text:span text:style-name="T6">}</text:span></text:p>
      <text:p text:style-name="P22"><text:span text:style-name="T6">{code:</text:span><text:span text:style-name="T8">20</text:span><text:span text:style-name="T15">4</text:span><text:span text:style-name="T6">, </text:span><text:span text:style-name="T15">JSON Errot</text:span><text:span text:style-name="T6">}</text:span></text:p>
      <text:p text:style-name="P4"><text:span text:style-name="T6">{code:</text:span><text:span text:style-name="T8">2</text:span><text:span text:style-name="T11">10</text:span><text:span text:style-name="T6">,message </text:span><text:span text:style-name="T8">SQL ERROR</text:span><text:span text:style-name="T6">}</text:span></text:p>
      <text:p text:style-name="P4"><text:span text:style-name="T6">{code:</text:span><text:span text:style-name="T8">2</text:span><text:span text:style-name="T11">20</text:span><text:span text:style-name="T6">,message </text:span><text:span text:style-name="T8">Class not found</text:span><text:span text:style-name="T6">}</text:span></text:p>
      <text:p text:style-name="P2"><text:soft-page-break/><text:span text:style-name="T6">Erreurs possibles: user n’existe pas ou </text:span><text:span text:style-name="T11">password</text:span><text:span text:style-name="T6"> </text:span><text:span text:style-name="T11">faux</text:span></text:p>
      <text:p text:style-name="P1">Avancement du service: /</text:p>
      <text:p text:style-name="P2"><text:span text:style-name="T6">Classes Java en rapport avec le service: </text:span><text:span text:style-name="T11">inserNvlleSession</text:span></text:p>
      <text:p text:style-name="P2"><text:span text:style-name="T6">Information additionnelles: </text:span><text:span text:style-name="T11">Creer dans la table session</text:span></text:p>
      <text:p text:style-name="P1"/>
      <text:p text:style-name="P11">Nom du web service : Logout</text:p>
      <text:p text:style-name="P2"><text:span text:style-name="T6">URL du web service: /Auth/</text:span><text:span text:style-name="T11">deconnexion</text:span></text:p>
      <text:p text:style-name="P2"><text:span text:style-name="T6">Description du service : Permet a un utilisateur connect</text:span><text:span text:style-name="T11">é</text:span><text:span text:style-name="T6"> de se déconnecter</text:span></text:p>
      <text:p text:style-name="P2"><text:span text:style-name="T6">Paramètre en entré : cl</text:span><text:span text:style-name="T11">é</text:span></text:p>
      <text:p text:style-name="P1">Format en sortie : JSON || Erreur</text:p>
      <text:p text:style-name="P4"><text:span text:style-name="T6">Exemple de sortie : </text:span><text:span text:style-name="T11">{}</text:span><text:span text:style-name="T6"> </text:span></text:p>
      <text:p text:style-name="P4"><text:span text:style-name="T6">{code:</text:span><text:span text:style-name="T8">301</text:span><text:span text:style-name="T6">,message </text:span><text:span text:style-name="T8">ALREADY DISCONNECTED</text:span><text:span text:style-name="T6">}</text:span></text:p>
      <text:p text:style-name="P4"><text:span text:style-name="T6">{code:</text:span><text:span text:style-name="T9">3</text:span><text:span text:style-name="T11">10</text:span><text:span text:style-name="T6">,message </text:span><text:span text:style-name="T9">SQL ERROR</text:span><text:span text:style-name="T6">}</text:span></text:p>
      <text:p text:style-name="P5"><text:span text:style-name="T6">{code:</text:span><text:span text:style-name="T9">3</text:span><text:span text:style-name="T11">20</text:span><text:span text:style-name="T6">,message </text:span><text:span text:style-name="T9">Class not found</text:span><text:span text:style-name="T6">}</text:span></text:p>
      <text:p text:style-name="P1">Erreurs possibles: user n’existe pas ou pas connecté</text:p>
      <text:p text:style-name="P1">Avancement du service: /</text:p>
      <text:p text:style-name="P2"><text:span text:style-name="T6">Classes Java en rapport avec le service: </text:span><text:span text:style-name="T11">deconnexion</text:span></text:p>
      <text:p text:style-name="P2"><text:span text:style-name="T6">Information additionnelles : </text:span><text:span text:style-name="T11">Delete dans la table session</text:span><text:span text:style-name="T6"> </text:span></text:p>
      <text:p text:style-name="P1"/>
      <text:p text:style-name="P11">Nom du web service : Add<text:span text:style-name="T24">Message</text:span></text:p>
      <text:p text:style-name="P2"><text:span text:style-name="T6">URL du web service: /</text:span><text:span text:style-name="T12">Message</text:span><text:span text:style-name="T6">/</text:span><text:span text:style-name="T12">post</text:span><text:span text:style-name="T16">Message</text:span></text:p>
      <text:p text:style-name="P1">Description du service : Ajoute un <text:span text:style-name="T25">message</text:span></text:p>
      <text:p text:style-name="P1">Paramètre en entré : cle,texte</text:p>
      <text:p text:style-name="P1">Format en sortie : JSON || Erreur</text:p>
      <text:p text:style-name="P15">Exemple de sortie : {}</text:p>
      <text:p text:style-name="P5"><text:span text:style-name="T6">{code:</text:span><text:span text:style-name="T9">401</text:span><text:span text:style-name="T6">,message </text:span><text:span text:style-name="T9">User Disconnected</text:span><text:span text:style-name="T6">}</text:span></text:p>
      <text:p text:style-name="P2"><text:span text:style-name="T6">Erreurs possibles: </text:span><text:span text:style-name="T12">L'utilisateur n'est pas connecté</text:span></text:p>
      <text:p text:style-name="P16">Avancement du service: /</text:p>
      <text:p text:style-name="P8"><text:span text:style-name="T6">Classes Java en rapport avec le service: </text:span><text:span text:style-name="T12">post</text:span><text:span text:style-name="T6">Comment</text:span></text:p>
      <text:p text:style-name="P2"><text:span text:style-name="T6">Information additionnelles: </text:span><text:span text:style-name="T12">Ajoute un commentaire dans la base NoSQL</text:span></text:p>
      <text:p text:style-name="P12"><text:soft-page-break/>Nom du web service : <text:span text:style-name="T26">RemoveMessage</text:span></text:p>
      <text:p text:style-name="P23"><text:span text:style-name="T6">URL du web service: /</text:span><text:span text:style-name="T12">Message</text:span><text:span text:style-name="T6">/</text:span><text:span text:style-name="T17">remove</text:span><text:span text:style-name="T16">Message</text:span></text:p>
      <text:p text:style-name="P17">Description du service : <text:span text:style-name="T26">Remove</text:span> un <text:span text:style-name="T25">message</text:span></text:p>
      <text:p text:style-name="P17">Paramètre en entré : cle,<text:span text:style-name="T26">id</text:span></text:p>
      <text:p text:style-name="P17">Format en sortie : JSON || Erreur</text:p>
      <text:p text:style-name="P17">Exemple de sortie : {}</text:p>
      <text:p text:style-name="P23"><text:span text:style-name="T6">{code:</text:span><text:span text:style-name="T9">40</text:span><text:span text:style-name="T18">2</text:span><text:span text:style-name="T6">,message </text:span><text:span text:style-name="T9">User Disconnected</text:span><text:span text:style-name="T6">}</text:span></text:p>
      <text:p text:style-name="P23"><text:span text:style-name="T6">Erreurs possibles: </text:span><text:span text:style-name="T12">L'utilisateur n'est pas connecté</text:span></text:p>
      <text:p text:style-name="P17">Avancement du service: /</text:p>
      <text:p text:style-name="P23"><text:span text:style-name="T6">Classes Java en rapport avec le service: </text:span><text:span text:style-name="T12">post</text:span><text:span text:style-name="T6">Comment</text:span></text:p>
      <text:p text:style-name="P17">Information additionnelles: <text:span text:style-name="T27">Remove un commentaire dans la base NoSQL</text:span></text:p>
      <text:p text:style-name="P1"/>
      <text:p text:style-name="P11">Nom du web service : AddFriend</text:p>
      <text:p text:style-name="P2"><text:span text:style-name="T6">URL du web service: /</text:span><text:span text:style-name="T12">Friends/addFriend</text:span></text:p>
      <text:p text:style-name="P2"><text:span text:style-name="T6">Description du service: </text:span><text:span text:style-name="T12">Ajoute un ami </text:span></text:p>
      <text:p text:style-name="P8"><text:span text:style-name="T6">Paramètre en entré: </text:span><text:span text:style-name="T12">key, login_friend</text:span></text:p>
      <text:p text:style-name="P16">Format en sortie: JSON || Erreur</text:p>
      <text:p text:style-name="P15">Exemple de sortie: {} <text:s/></text:p>
      <text:p text:style-name="P5"><text:span text:style-name="T6">{code:</text:span><text:span text:style-name="T9">501</text:span><text:span text:style-name="T6">,message </text:span><text:span text:style-name="T9">User Disconnected}</text:span></text:p>
      <text:p text:style-name="P5"><text:span text:style-name="T6">{code:</text:span><text:span text:style-name="T9">502</text:span><text:span text:style-name="T6">,message </text:span><text:span text:style-name="T9">Friend not exist</text:span><text:span text:style-name="T6">}</text:span></text:p>
      <text:p text:style-name="P5"><text:span text:style-name="T6">{code:</text:span><text:span text:style-name="T9">510</text:span><text:span text:style-name="T6">,message </text:span><text:span text:style-name="T9">SQL Error</text:span><text:span text:style-name="T6">}</text:span></text:p>
      <text:p text:style-name="P5"><text:span text:style-name="T6">{code:5</text:span><text:span text:style-name="T9">20</text:span><text:span text:style-name="T6">,message </text:span><text:span text:style-name="T9">Class not found</text:span><text:span text:style-name="T6">}</text:span></text:p>
      <text:p text:style-name="P2"><text:span text:style-name="T6">Erreurs possibles: </text:span><text:span text:style-name="T12">l'utilisateur est deconnecté ou l'ami n'existe pas</text:span></text:p>
      <text:p text:style-name="P1">Avancement du service : / </text:p>
      <text:p text:style-name="P2"><text:span text:style-name="T6">Classes Java en rapport avec le service: </text:span><text:span text:style-name="T12">AddFriend</text:span></text:p>
      <text:p text:style-name="P2"><text:span text:style-name="T6">Information additionnelles: </text:span><text:span text:style-name="T12">Ajoute dans la table Friends</text:span></text:p>
      <text:p text:style-name="P1"/>
      <text:p text:style-name="P5"><text:span text:style-name="T1">Nom du web service: </text:span><text:span text:style-name="T2">Remove</text:span><text:span text:style-name="T1">Friend</text:span></text:p>
      <text:p text:style-name="P2"><text:span text:style-name="T6">URL du web service: /</text:span><text:span text:style-name="T13">Friends</text:span><text:span text:style-name="T6">/</text:span><text:span text:style-name="T13">removeFrie</text:span><text:span text:style-name="T6">nds </text:span></text:p>
      <text:p text:style-name="P1">Description du service: Retire un ami</text:p>
      <text:p text:style-name="P2"><text:soft-page-break/><text:span text:style-name="T6">Paramètre en entré: </text:span><text:span text:style-name="T13">key</text:span><text:span text:style-name="T6">, </text:span><text:span text:style-name="T13">login</text:span><text:span text:style-name="T6">_friend</text:span></text:p>
      <text:p text:style-name="P1">Format en sortie: JSON || Erreur</text:p>
      <text:p text:style-name="P1">Exemple de sortie: {}</text:p>
      <text:p text:style-name="P6"><text:span text:style-name="T6">{code:</text:span><text:span text:style-name="T9">601</text:span><text:span text:style-name="T6">,message </text:span><text:span text:style-name="T9">User disconnected}</text:span></text:p>
      <text:p text:style-name="P7"><text:span text:style-name="T9">{code:</text:span><text:span text:style-name="T10">602</text:span><text:span text:style-name="T9">,message </text:span><text:span text:style-name="T10">Friend not exist</text:span><text:span text:style-name="T9">}</text:span></text:p>
      <text:p text:style-name="P7"><text:span text:style-name="T9">{code:</text:span><text:span text:style-name="T10">603</text:span><text:span text:style-name="T9">,message </text:span><text:span text:style-name="T10">NOT Friend</text:span><text:span text:style-name="T9">}</text:span></text:p>
      <text:p text:style-name="P7"><text:span text:style-name="T9">{code:61</text:span><text:span text:style-name="T10">0</text:span><text:span text:style-name="T9">,message </text:span><text:span text:style-name="T10">SQL ERROR</text:span><text:span text:style-name="T9">}</text:span></text:p>
      <text:p text:style-name="P7"><text:span text:style-name="T9">{code:6</text:span><text:span text:style-name="T10">20</text:span><text:span text:style-name="T9">,message </text:span><text:span text:style-name="T10">Class not found</text:span><text:span text:style-name="T9">}</text:span></text:p>
      <text:p text:style-name="P2"><text:span text:style-name="T6">Erreurs possibles: Pas dans la liste d’ami </text:span><text:bookmark text:name="_GoBack"/><text:span text:style-name="T13">ou user deconecté</text:span></text:p>
      <text:p text:style-name="P1">Avancement du service : /</text:p>
      <text:p text:style-name="P1">Classes Java en rapport avec le service: RemoveFriend</text:p>
      <text:p text:style-name="P2"><text:span text:style-name="T6">Information additionnelles: </text:span><text:span text:style-name="T13">met a jour la table Friends</text:span></text:p>
      <text:p text:style-name="P1"/>
      <text:p text:style-name="P9"><text:span text:style-name="T1">Nom du web service: </text:span><text:span text:style-name="T3">Search/</text:span><text:span text:style-name="T4">ListMessage</text:span></text:p>
      <text:p text:style-name="P1">URL du web service: <text:span text:style-name="T29">Message/listMessage</text:span></text:p>
      <text:p text:style-name="P1">Description du service : <text:span text:style-name="T29">Liste des messages</text:span> </text:p>
      <text:p text:style-name="P1">Paramètre en entré: cle, requete,friend</text:p>
      <text:p text:style-name="P1">Format en sortie: <text:span text:style-name="T29">JSON || Erreur</text:span> </text:p>
      <text:p text:style-name="P1">Exemple de sortie: </text:p>
      <text:p text:style-name="P25"><text:span text:style-name="T6">{code:</text:span><text:span text:style-name="T21">701</text:span><text:span text:style-name="T6">,message </text:span><text:span text:style-name="T20">User Disconnected</text:span><text:span text:style-name="T6">}</text:span></text:p>
      <text:p text:style-name="P18">{code:<text:span text:style-name="T29">710</text:span>,message <text:span text:style-name="T29">SQL Error</text:span>}</text:p>
      <text:p text:style-name="P25"><text:span text:style-name="T6">{code:</text:span><text:span text:style-name="T20">72</text:span><text:span text:style-name="T11">0</text:span><text:span text:style-name="T6">,message </text:span><text:span text:style-name="T20">Class not found</text:span><text:span text:style-name="T6">}</text:span></text:p>
      <text:p text:style-name="P18">{code:<text:span text:style-name="T29">730</text:span>,message <text:span text:style-name="T29">JSON Exception</text:span>}</text:p>
      <text:p text:style-name="P1">Erreurs possibles: </text:p>
      <text:p text:style-name="P1">Avancement du service: /</text:p>
      <text:p text:style-name="P1">Classes Java en rapport avec le service:</text:p>
      <text:p text:style-name="P1">Information additionnelles:</text:p>
      <text:p text:style-name="P26"><text:span text:style-name="T1">Nom du web service: </text:span><text:span text:style-name="T5">AddComment</text:span></text:p>
      <text:p text:style-name="P19">URL du web service: <text:span text:style-name="T30">Comment/addComment</text:span></text:p>
      <text:p text:style-name="P19">Description du service : <text:span text:style-name="T30">Ajoute un commentaire</text:span> </text:p>
      <text:p text:style-name="P19"><text:soft-page-break/>Paramètre en entré: <text:span text:style-name="T31">login, id_message, text</text:span></text:p>
      <text:p text:style-name="P19">Format en sortie: <text:span text:style-name="T29">JSON || Erreur</text:span> </text:p>
      <text:p text:style-name="P19">Exemple de sortie: </text:p>
      <text:p text:style-name="P26"><text:span text:style-name="T6">{code:</text:span><text:span text:style-name="T22">8</text:span><text:span text:style-name="T21">01</text:span><text:span text:style-name="T6">,message </text:span><text:span text:style-name="T20">User Disconnected</text:span><text:span text:style-name="T6">}</text:span></text:p>
      <text:p text:style-name="P19">Erreurs possibles: </text:p>
      <text:p text:style-name="P19">Avancement du service: /</text:p>
      <text:p text:style-name="P19">Classes Java en rapport avec le service:</text:p>
      <text:p text:style-name="P19">Information additionnelles:</text:p>
      <text:p text:style-name="P26"><text:span text:style-name="T1">Nom du web service: </text:span><text:span text:style-name="T5">RemoveComment</text:span></text:p>
      <text:p text:style-name="P19">URL du web service: <text:span text:style-name="T29">Message/listMessage</text:span></text:p>
      <text:p text:style-name="P19">Description du service : <text:span text:style-name="T29">Liste des messages</text:span> </text:p>
      <text:p text:style-name="P19">Paramètre en entré: <text:span text:style-name="T31">login, id_message, id_comment</text:span></text:p>
      <text:p text:style-name="P19">Format en sortie: <text:span text:style-name="T29">JSON || Erreur</text:span> </text:p>
      <text:p text:style-name="P19">Exemple de sortie: </text:p>
      <text:p text:style-name="P26"><text:span text:style-name="T6">{code:</text:span><text:span text:style-name="T22">802</text:span><text:span text:style-name="T6">,message </text:span><text:span text:style-name="T20">User Disconnected</text:span><text:span text:style-name="T6">}</text:span></text:p>
      <text:p text:style-name="P19">Erreurs possibles: </text:p>
      <text:p text:style-name="P19">Avancement du service: /</text:p>
      <text:p text:style-name="P19">Classes Java en rapport avec le service:</text:p>
      <text:p text:style-name="P19">Information additionnelles:</text:p>
      <text:p text:style-name="P19"/>
      <text:p text:style-name="P26"><text:span text:style-name="T1">Nom du web service: </text:span><text:span text:style-name="T5">AddLike</text:span></text:p>
      <text:p text:style-name="P19">URL du web service: <text:span text:style-name="T29">Message/listMessage</text:span></text:p>
      <text:p text:style-name="P19">Description du service : <text:span text:style-name="T29">Liste des messages</text:span> </text:p>
      <text:p text:style-name="P19">Paramètre en entré: <text:span text:style-name="T32">login, id_message</text:span></text:p>
      <text:p text:style-name="P19">Format en sortie: <text:span text:style-name="T29">JSON || Erreur</text:span> </text:p>
      <text:p text:style-name="P19">Exemple de sortie: </text:p>
      <text:p text:style-name="P26"><text:span text:style-name="T6">{code:</text:span><text:span text:style-name="T23">9</text:span><text:span text:style-name="T21">01</text:span><text:span text:style-name="T6">,message </text:span><text:span text:style-name="T20">User Disconnected</text:span><text:span text:style-name="T6">}</text:span></text:p>
      <text:p text:style-name="P19">Erreurs possibles: </text:p>
      <text:p text:style-name="P19">Avancement du service: /</text:p>
      <text:p text:style-name="P19">Classes Java en rapport avec le service:</text:p>
      <text:p text:style-name="P19"><text:soft-page-break/>Information additionnelles:</text:p>
      <text:p text:style-name="P26"><text:span text:style-name="T1">Nom du web service: </text:span><text:span text:style-name="T5">RemoveLike</text:span></text:p>
      <text:p text:style-name="P19">URL du web service: <text:span text:style-name="T29">Message/listMessage</text:span></text:p>
      <text:p text:style-name="P19">Description du service : <text:span text:style-name="T29">Liste des messages</text:span> </text:p>
      <text:p text:style-name="P19">Paramètre en entré: <text:span text:style-name="T33">login_id message</text:span></text:p>
      <text:p text:style-name="P19">Format en sortie: <text:span text:style-name="T29">JSON || Erreur</text:span> </text:p>
      <text:p text:style-name="P19">Exemple de sortie: </text:p>
      <text:p text:style-name="P26"><text:span text:style-name="T6">{code:</text:span><text:span text:style-name="T23">9</text:span><text:span text:style-name="T21">0</text:span><text:span text:style-name="T23">2</text:span><text:span text:style-name="T6">,message </text:span><text:span text:style-name="T20">User Disconnected</text:span><text:span text:style-name="T6">}</text:span></text:p>
      <text:p text:style-name="P19">Erreurs possibles: </text:p>
      <text:p text:style-name="P19">Avancement du service: /</text:p>
      <text:p text:style-name="P19">Classes Java en rapport avec le service:</text:p>
      <text:p text:style-name="P19">Information additionnelles:</text:p>
      <text:p text:style-name="P1"/>
      <text:p text:style-name="P24"><text:span text:style-name="T6">{code:</text:span><text:span text:style-name="T14">1</text:span><text:span text:style-name="T19">3</text:span><text:span text:style-name="T11">0</text:span><text:span text:style-name="T6">,message </text:span><text:span text:style-name="T19">Probleme Illegal acces</text:span><text:span text:style-name="T6">}</text:span></text:p>
      <text:p text:style-name="P24"><text:span text:style-name="T6">{code:</text:span><text:span text:style-name="T14">1</text:span><text:span text:style-name="T19">4</text:span><text:span text:style-name="T11">0</text:span><text:span text:style-name="T6">,message </text:span><text:span text:style-name="T19">Probleme instantiation Exception</text:span><text:span text:style-name="T6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游明朝" style:font-size-asian="11pt" style:language-asian="ja" style:country-asian="JP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fr" fo:country="FR" style:letter-kerning="true" style:font-name-asian="游明朝" style:font-size-asian="11pt" style:language-asian="ja" style:country-asian="JP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ence</meta:initial-creator>
    <meta:editing-cycles>28</meta:editing-cycles>
    <meta:creation-date>2019-02-10T09:01:00</meta:creation-date>
    <dc:date>2019-04-02T10:03:47.718294669</dc:date>
    <meta:editing-duration>PT1H18M45S</meta:editing-duration>
    <meta:generator>LibreOffice/6.0.7.3$Linux_X86_64 LibreOffice_project/00m0$Build-3</meta:generator>
    <meta:document-statistic meta:table-count="0" meta:image-count="0" meta:object-count="0" meta:page-count="6" meta:paragraph-count="156" meta:word-count="813" meta:character-count="5661" meta:non-whitespace-character-count="497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